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{"error":"File conversion failed","details":"ENOENT: no such file or directory, open '/var/folders/b_/n7tw8f1x5gsdk2l6ys24wz980000gn/T/libreofficeConvert_-44626-djHCW8MKgw0k/source.docx'","format":"docx","inputSize":44296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1" meta:word-count="10" meta:character-count="222" meta:non-whitespace-character-count="213"/>
    <meta:generator>LibreOffice/7.4.7.2$Linux_X86_64 LibreOffice_project/40$Build-2</meta:generator>
  </office:meta>
</office:document-meta>
</file>